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officeooo:rsid="0027849a" officeooo:paragraph-rsid="017ec779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officeooo:rsid="0027849a" officeooo:paragraph-rsid="0186496f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officeooo:rsid="0027849a" officeooo:paragraph-rsid="0187013b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officeooo:rsid="0027849a" officeooo:paragraph-rsid="0187cf60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officeooo:rsid="0027849a" officeooo:paragraph-rsid="018a622f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officeooo:rsid="0027849a" officeooo:paragraph-rsid="018a9394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officeooo:rsid="0027849a" officeooo:paragraph-rsid="018e2b95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officeooo:rsid="0027849a" officeooo:paragraph-rsid="01aabb98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officeooo:rsid="0180e6f3" officeooo:paragraph-rsid="0180e6f3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80e6f3" officeooo:paragraph-rsid="0180e6f3" style:font-size-asian="9pt" style:font-size-complex="9pt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9438b9" officeooo:paragraph-rsid="019438b9" style:font-size-asian="9pt" style:font-size-complex="9pt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9438b9" officeooo:paragraph-rsid="01983ddb" style:font-size-asian="9pt" style:font-size-complex="9pt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95bdf1" officeooo:paragraph-rsid="01983ddb" style:font-size-asian="9pt" style:font-size-complex="9pt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97b27b" officeooo:paragraph-rsid="01983ddb" style:font-size-asian="9pt" style:font-size-complex="9pt"/>
    </style:style>
    <style:style style:name="P1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99643f" officeooo:paragraph-rsid="01a5dd62" style:font-size-asian="9pt" style:font-size-complex="9pt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9b0cc6" officeooo:paragraph-rsid="019b0cc6" style:font-size-asian="9pt" style:font-size-complex="9pt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9c58ab" officeooo:paragraph-rsid="019e85e7" style:font-size-asian="9pt" style:font-size-complex="9pt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9da699" officeooo:paragraph-rsid="019da699" style:font-size-asian="9pt" style:font-size-complex="9pt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9da699" officeooo:paragraph-rsid="019e85e7" style:font-size-asian="9pt" style:font-size-complex="9pt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a0089f" officeooo:paragraph-rsid="01a0089f" style:font-size-asian="9pt" style:font-size-complex="9pt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a0089f" officeooo:paragraph-rsid="01a86650" style:font-size-asian="9pt" style:font-size-complex="9pt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a86650" officeooo:paragraph-rsid="01a86650" style:font-size-asian="9pt" style:font-size-complex="9pt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fo:font-weight="bold" officeooo:rsid="019e85e7" officeooo:paragraph-rsid="01a5dd62" style:font-size-asian="9pt" style:font-weight-asian="bold" style:font-size-complex="9pt" style:font-weight-complex="bold"/>
    </style:style>
    <style:style style:name="P2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fo:font-weight="bold" officeooo:rsid="01a3866f" officeooo:paragraph-rsid="01a5dd62" style:font-size-asian="9pt" style:font-weight-asian="bold" style:font-size-complex="9pt" style:font-weight-complex="bold"/>
    </style:style>
    <style:style style:name="P2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fo:font-weight="bold" officeooo:rsid="01a752b6" officeooo:paragraph-rsid="01a752b6" style:font-size-asian="9pt" style:font-weight-asian="bold" style:font-size-complex="9pt" style:font-weight-complex="bold"/>
    </style:style>
    <style:style style:name="P2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18a9394"/>
    </style:style>
    <style:style style:name="P2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18bb3c7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027849a" officeooo:paragraph-rsid="01793dc3" style:font-size-asian="9pt" style:font-size-complex="9pt"/>
    </style:style>
    <style:style style:name="P29" style:family="paragraph" style:parent-style-name="Text_20_body">
      <style:text-properties style:font-name="DejaVu Sans" fo:font-size="9pt" style:font-size-asian="9pt" style:font-size-complex="9pt"/>
    </style:style>
    <style:style style:name="P30" style:family="paragraph" style:parent-style-name="Text_20_body" style:list-style-name="L3">
      <style:text-properties style:font-name="DejaVu Sans" fo:font-size="9pt" style:font-size-asian="9pt" style:font-size-complex="9pt"/>
    </style:style>
    <style:style style:name="P31" style:family="paragraph" style:parent-style-name="Text_20_body" style:list-style-name="L3">
      <style:paragraph-properties fo:margin-top="0cm" fo:margin-bottom="0cm" loext:contextual-spacing="false"/>
      <style:text-properties style:font-name="DejaVu Sans" fo:font-size="9pt" style:font-size-asian="9pt" style:font-size-complex="9pt"/>
    </style:style>
    <style:style style:name="P32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18a9394"/>
    </style:style>
    <style:style style:name="P33" style:family="paragraph" style:parent-style-name="List_20_Paragraph" style:list-style-name="L2">
      <style:paragraph-properties fo:margin-left="0cm" fo:margin-right="0cm" fo:text-align="justify" style:justify-single-word="false" fo:text-indent="0cm" style:auto-text-indent="false"/>
      <style:text-properties officeooo:paragraph-rsid="018a9394"/>
    </style:style>
    <style:style style:name="P34" style:family="paragraph" style:parent-style-name="List_20_Paragraph" style:list-style-name="L2">
      <style:paragraph-properties fo:margin-left="0cm" fo:margin-right="0cm" fo:text-align="justify" style:justify-single-word="false" fo:text-indent="0cm" style:auto-text-indent="false"/>
      <style:text-properties officeooo:paragraph-rsid="01aa092d"/>
    </style:style>
    <style:style style:name="P3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fo:font-weight="bold" officeooo:rsid="017f1e3f" officeooo:paragraph-rsid="017f1e3f" style:font-size-asian="9pt" style:font-weight-asian="bold" style:font-size-complex="9pt" style:font-weight-complex="bold"/>
    </style:style>
    <style:style style:name="P3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DejaVu Sans" fo:font-size="9pt" officeooo:rsid="0199643f" officeooo:paragraph-rsid="018bb3c7" style:font-size-asian="9pt" style:font-size-complex="9pt"/>
    </style:style>
    <style:style style:name="P37" style:family="paragraph" style:parent-style-name="List_20_Paragraph" style:list-style-name="L4">
      <style:paragraph-properties fo:margin-left="0cm" fo:margin-right="0cm" fo:text-align="justify" style:justify-single-word="false" fo:text-indent="0cm" style:auto-text-indent="false"/>
      <style:text-properties fo:color="#0c343d" style:font-name="DejaVu Sans" fo:font-size="9pt" fo:font-weight="normal" officeooo:rsid="01a86650" officeooo:paragraph-rsid="01a86650" style:font-size-asian="9pt" style:font-weight-asian="normal" style:font-size-complex="9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027849a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" style:family="text">
      <style:text-properties fo:font-variant="normal" fo:text-transform="none" style:text-line-through-style="none" style:text-line-through-type="none" style:font-name="DejaVu Sans" fo:font-size="9pt" fo:font-style="normal" style:text-underline-style="none" fo:font-weight="normal" officeooo:rsid="01793dc3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3" style:family="text">
      <style:text-properties fo:font-variant="normal" fo:text-transform="none" style:text-line-through-style="none" style:text-line-through-type="none" style:font-name="DejaVu Sans" fo:font-size="9pt" fo:font-style="normal" style:text-underline-style="none" fo:font-weight="normal" officeooo:rsid="0187013b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" style:family="text">
      <style:text-properties fo:font-variant="normal" fo:text-transform="none" style:text-line-through-style="none" style:text-line-through-type="none" style:font-name="DejaVu Sans" fo:font-size="9pt" fo:font-style="normal" style:text-underline-style="none" fo:font-weight="normal" officeooo:rsid="0187cf60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5" style:family="text">
      <style:text-properties fo:font-variant="normal" fo:text-transform="none" style:text-line-through-style="none" style:text-line-through-type="none" style:font-name="DejaVu Sans" fo:font-size="9pt" fo:font-style="normal" style:text-underline-style="none" fo:font-weight="normal" officeooo:rsid="018a622f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6" style:family="text">
      <style:text-properties fo:font-variant="normal" fo:text-transform="none" style:text-line-through-style="none" style:text-line-through-type="none" style:font-name="DejaVu Sans" fo:font-size="9pt" fo:font-style="normal" style:text-underline-style="none" fo:font-weight="normal" officeooo:rsid="017ec779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DejaVu Sans" fo:font-size="9pt" fo:font-style="normal" style:text-underline-style="none" fo:font-weight="normal" officeooo:rsid="018bb3c7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DejaVu Sans" fo:font-size="9pt" fo:font-style="normal" style:text-underline-style="none" fo:font-weight="normal" officeooo:rsid="018a939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9" style:family="text">
      <style:text-properties fo:font-variant="normal" fo:text-transform="none" style:text-line-through-style="none" style:text-line-through-type="none" style:font-name="DejaVu Sans" fo:font-size="9pt" fo:font-style="normal" style:text-underline-style="none" fo:font-weight="bold" officeooo:rsid="01793dc3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0" style:family="text">
      <style:text-properties fo:font-variant="normal" fo:text-transform="none" style:text-line-through-style="none" style:text-line-through-type="none" style:font-name="DejaVu Sans" fo:font-size="9pt" fo:font-style="normal" style:text-underline-style="none" fo:font-weight="bold" officeooo:rsid="018bb3c7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1" style:family="text">
      <style:text-properties fo:font-variant="normal" fo:text-transform="none" style:text-line-through-style="none" style:text-line-through-type="none" style:font-name="DejaVu Sans" fo:font-size="9pt" fo:font-style="normal" style:text-underline-style="none" fo:font-weight="bold" officeooo:rsid="018e2b95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2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bold" officeooo:rsid="01848c0b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13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normal" officeooo:rsid="018a939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4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normal" officeooo:rsid="01aa092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5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normal" officeooo:rsid="01aa5aa0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6" style:family="text">
      <style:text-properties fo:font-variant="normal" fo:text-transform="none" fo:color="#ff0000" style:text-line-through-style="none" style:text-line-through-type="none" style:font-name="DejaVu Sans" fo:font-size="9pt" fo:font-style="normal" style:text-underline-style="none" fo:font-weight="normal" officeooo:rsid="01aade3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7" style:family="text">
      <style:text-properties style:font-name="DejaVu Sans" fo:font-size="9pt" style:font-size-asian="9pt" style:font-size-complex="9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547</meta:editing-cycles>
    <meta:creation-date>2015-08-07T20:28:00</meta:creation-date>
    <dc:date>2018-05-11T18:31:22.168449851</dc:date>
    <meta:editing-duration>P11DT17H4M30S</meta:editing-duration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